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0.74pt solid #2e8b57"/>
      <style:text-properties fo:font-variant="normal" fo:text-transform="none" fo:color="#2e8b57" loext:opacity="100%" style:font-name="Arial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529cm" style:contextual-spacing="false" fo:line-height="115%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text-indent="0cm" style:auto-text-indent="false"/>
    </style:style>
    <style:style style:name="P4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line-height="115%" fo:text-indent="0cm" style:auto-text-indent="false" fo:background-color="#f0fff0" fo:padding="0cm" fo:border="none"/>
      <style:text-properties fo:font-style="italic"/>
    </style:style>
    <style:style style:name="P5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line-height="115%" fo:background-color="#f0fff0" fo:padding="0cm" fo:border="none"/>
    </style:style>
    <style:style style:name="P6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line-height="115%" fo:text-indent="0cm" style:auto-text-indent="false" fo:background-color="#f0fff0" fo:padding="0cm" fo:border="none"/>
    </style:style>
    <style:style style:name="P7" style:family="paragraph" style:parent-style-name="Heading_20_2">
      <style:paragraph-properties fo:margin-left="0cm" fo:margin-right="0cm" fo:margin-top="0.794cm" fo:margin-bottom="0.529cm" style:contextual-spacing="false" fo:line-height="115%" fo:text-indent="0cm" style:auto-text-indent="false" fo:padding-left="0cm" fo:padding-right="0cm" fo:padding-top="0cm" fo:padding-bottom="0.132cm" fo:border-left="none" fo:border-right="none" fo:border-top="none" fo:border-bottom="0.06pt solid #dddddd"/>
    </style:style>
    <style:style style:name="P8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0.74pt solid #2e8b57"/>
    </style:style>
    <style:style style:name="T1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2" style:family="text">
      <style:text-properties fo:color="#008080" loext:opacity="100%" fo:font-family="'Courier New', Courier, monospace" fo:background-color="transparent" loext:char-shading-value="0" loext:padding="0cm" loext:border="none"/>
    </style:style>
    <style:style style:name="T3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4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  <style:style style:name="T5" style:family="text">
      <style:text-properties fo:color="#2e8b5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Script: Criando e Acessando Arrays 🎓</text:h>
      <text:h text:style-name="P2" text:outline-level="2">Criação de um Array</text:h>
      <text:p text:style-name="P3">Você pode criar um array em JavaScript de várias maneiras, mas a forma mais comum é usar colchetes <text:span text:style-name="Source_20_Text"><text:span text:style-name="T1">[]</text:span></text:span> para declarar o array, seja ele vazio ou com valores iniciais.</text:p>
      <text:p text:style-name="P4"><text:span text:style-name="Source_20_Text"><text:span text:style-name="T2">// Criando um array vazio</text:span></text:span></text:p>
      <text:p text:style-name="P5"><text:span text:style-name="Source_20_Text"><text:span text:style-name="T3">let meuArrayVazio = []; </text:span></text:span></text:p>
      <text:p text:style-name="P5"/>
      <text:p text:style-name="P4"><text:span text:style-name="Source_20_Text"><text:span text:style-name="T2">// Criando um array com valores iniciais</text:span></text:span></text:p>
      <text:p text:style-name="P5"><text:span text:style-name="Source_20_Text"><text:span text:style-name="T3">let meuArrayComValores = [1, 2, 3, 4, 5]; </text:span></text:span></text:p>
      <text:p text:style-name="P5"><text:span text:style-name="Source_20_Text"><text:span text:style-name="T3">let frutas = ["Maçã", "Banana", "Laranja"]; </text:span></text:span></text:p>
      <text:h text:style-name="P2" text:outline-level="2">Acesso e Atribuição de Valores</text:h>
      <text:p text:style-name="P3">Você pode atribuir ou acessar valores de elementos individuais em um array usando colchetes <text:span text:style-name="Source_20_Text"><text:span text:style-name="T1">[]</text:span></text:span> e o índice do elemento. Lembre-se que os índices sempre começam em 0.</text:p>
      <text:p text:style-name="P6"><text:span text:style-name="Source_20_Text"><text:span text:style-name="T3">let HQs = []; </text:span></text:span><text:span text:style-name="Source_20_Text"><text:span text:style-name="T4">// Cria um array vazio</text:span></text:span></text:p>
      <text:p text:style-name="P5"/>
      <text:p text:style-name="P4"><text:span text:style-name="Source_20_Text"><text:span text:style-name="T2">// Atribui valores a cada índice</text:span></text:span></text:p>
      <text:p text:style-name="P5"><text:span text:style-name="Source_20_Text"><text:span text:style-name="T3">HQs[0] = "Superman"; </text:span></text:span></text:p>
      <text:p text:style-name="P5"><text:span text:style-name="Source_20_Text"><text:span text:style-name="T3">HQs[1] = "Batman"; </text:span></text:span></text:p>
      <text:p text:style-name="P5"><text:span text:style-name="Source_20_Text"><text:span text:style-name="T3">HQs[2] = "Wonder Woman"; </text:span></text:span></text:p>
      <text:p text:style-name="P5"/>
      <text:p text:style-name="P4"><text:span text:style-name="Source_20_Text"><text:span text:style-name="T2">// Acessando um valor específico</text:span></text:span></text:p>
      <text:p text:style-name="P6"><text:span text:style-name="Source_20_Text"><text:span text:style-name="T3">console.log("O primeiro herói é:", HQs[0]); </text:span></text:span><text:span text:style-name="Source_20_Text"><text:span text:style-name="T4">// Saída: Superman</text:span></text:span></text:p>
      <text:p text:style-name="P5"/>
      <text:p text:style-name="P4"><text:soft-page-break/><text:span text:style-name="Source_20_Text"><text:span text:style-name="T2">// Modificando um valor existente</text:span></text:span></text:p>
      <text:p text:style-name="P5"><text:span text:style-name="Source_20_Text"><text:span text:style-name="T3">HQs[1] = "Batman (O Cavaleiro das Trevas)";</text:span></text:span></text:p>
      <text:p text:style-name="P6"><text:span text:style-name="Source_20_Text"><text:span text:style-name="T3">console.log(HQs); </text:span></text:span><text:span text:style-name="Source_20_Text"><text:span text:style-name="T4">// Saída: ["Superman", "Batman (O Cavaleiro das Trevas)", "Wonder Woman"]</text:span></text:span></text:p>
      <text:h text:style-name="P7" text:outline-level="2"><text:span text:style-name="T5">Propriedade Essencial: </text:span><text:span text:style-name="Source_20_Text"><text:span text:style-name="T1">.length</text:span></text:span></text:h>
      <text:p text:style-name="P3">JavaScript fornece a propriedade <text:span text:style-name="Source_20_Text"><text:span text:style-name="T1">length</text:span></text:span> para determinar o comprimento (tamanho) de um array. Isso é muito útil, pois os arrays em JavaScript possuem tamanhos dinâmicos.</text:p>
      <text:p text:style-name="P6"><text:span text:style-name="Source_20_Text"><text:span text:style-name="T3">let meuArray = [10, 20, 30, 40, 50]; </text:span></text:span></text:p>
      <text:p text:style-name="P5"><text:span text:style-name="Source_20_Text"><text:span text:style-name="T3">let tamanhoDoArray = meuArray.length; </text:span></text:span></text:p>
      <text:p text:style-name="P5"/>
      <text:p text:style-name="P6"><text:span text:style-name="Source_20_Text"><text:span text:style-name="T3">console.log("O tamanho do array é: " + tamanhoDoArray); </text:span></text:span><text:span text:style-name="Source_20_Text"><text:span text:style-name="T4">// Saída: O tamanho do array é: 5 </text:span></text:span></text:p>
      <text:p text:style-name="P3">A propriedade <text:span text:style-name="Source_20_Text"><text:span text:style-name="T1">length</text:span></text:span> é frequentemente usada em laços de repetição para percorrer todos os elementos de um array de forma segura, e também para acessar o último elemento com a expressão <text:span text:style-name="Source_20_Text"><text:span text:style-name="T1">meuArray[meuArray.length - 1]</text:span></text:span>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20:15:04.932344300</meta:creation-date>
    <dc:date>2026-04-28T20:16:13.861773400</dc:date>
    <meta:editing-duration>PT1M10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2" meta:paragraph-count="26" meta:word-count="254" meta:character-count="1564" meta:non-whitespace-character-count="1327"/>
  </office:meta>
</office:document-meta>
</file>